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20.7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36mm"/>
    </style:style>
    <style:style style:name="co5" style:family="table-column">
      <style:table-column-properties fo:break-before="auto" style:column-width="30.41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3399ff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0066ff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366.14mm" svg:height="134.47mm" svg:x="141.61mm" svg:y="10.03mm">
            <loext:p draw:notify-on-update-of-ranges="Tabelle1.C3:Tabelle1.C71 Tabelle1.D2:Tabelle1.D2 Tabelle1.D3:Tabelle1.D71 Tabelle1.C3:Tabelle1.C71 Tabelle1.E2:Tabelle1.E2 Tabelle1.E3:Tabelle1.E71 Tabelle1.C3:Tabelle1.C71 Tabelle1.F2:Tabelle1.F2 Tabelle1.F3:Tabelle1.F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tates</text:p>
          </table:table-cell>
          <table:table-cell office:value-type="string" calcext:value-type="string">
            <text:p>Messungen</text:p>
          </table:table-cell>
          <table:table-cell office:value-type="string" calcext:value-type="string">
            <text:p>Log1</text:p>
          </table:table-cell>
          <table:table-cell office:value-type="string" calcext:value-type="string">
            <text:p>Log2</text:p>
          </table:table-cell>
          <table:table-cell office:value-type="string" calcext:value-type="string">
            <text:p>Log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" calcext:value-type="float">
            <text:p>1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4" calcext:value-type="float">
            <text:p>4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414" calcext:value-type="float">
            <text:p>341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357" calcext:value-type="float">
            <text:p>335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" calcext:value-type="float">
            <text:p>6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368" calcext:value-type="float">
            <text:p>33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7" calcext:value-type="float">
            <text:p>7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364" calcext:value-type="float">
            <text:p>33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8" calcext:value-type="float">
            <text:p>8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665" calcext:value-type="float">
            <text:p>366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18" calcext:value-type="float">
            <text:p>37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674" calcext:value-type="float">
            <text:p>367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1" calcext:value-type="float">
            <text:p>11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18" calcext:value-type="float">
            <text:p>371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2" calcext:value-type="float">
            <text:p>12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352" calcext:value-type="float">
            <text:p>33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3" calcext:value-type="float">
            <text:p>13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413" calcext:value-type="float">
            <text:p>34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4" calcext:value-type="float">
            <text:p>14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351" calcext:value-type="float">
            <text:p>335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5" calcext:value-type="float">
            <text:p>15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412" calcext:value-type="float">
            <text:p>34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6" calcext:value-type="float">
            <text:p>16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375" calcext:value-type="float">
            <text:p>337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7" calcext:value-type="float">
            <text:p>17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412" calcext:value-type="float">
            <text:p>34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8" calcext:value-type="float">
            <text:p>18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390" calcext:value-type="float">
            <text:p>339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19" calcext:value-type="float">
            <text:p>19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21" calcext:value-type="float">
            <text:p>21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style-name="ce9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22" calcext:value-type="float">
            <text:p>22</text:p>
          </table:table-cell>
          <table:table-cell table:style-name="ce4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23" calcext:value-type="float">
            <text:p>23</text:p>
          </table:table-cell>
          <table:table-cell table:style-name="ce4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dle</text:p>
          </table:table-cell>
          <table:table-cell table:style-name="Default" office:value-type="float" office:value="24" calcext:value-type="float">
            <text:p>24</text:p>
          </table:table-cell>
          <table:table-cell table:style-name="ce4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float" office:value="25" calcext:value-type="float">
            <text:p>25</text:p>
          </table:table-cell>
          <table:table-cell table:style-name="ce4" office:value-type="float" office:value="3775" calcext:value-type="float">
            <text:p>3775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4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27" calcext:value-type="float">
            <text:p>27</text:p>
          </table:table-cell>
          <table:table-cell table:style-name="ce5" office:value-type="float" office:value="3416" calcext:value-type="float">
            <text:p>3416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5" office:value-type="float" office:value="3358" calcext:value-type="float">
            <text:p>3358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style-name="ce3" office:value-type="float" office:value="29" calcext:value-type="float">
            <text:p>29</text:p>
          </table:table-cell>
          <table:table-cell table:style-name="ce5" office:value-type="float" office:value="3392" calcext:value-type="float">
            <text:p>339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30" calcext:value-type="float">
            <text:p>30</text:p>
          </table:table-cell>
          <table:table-cell table:style-name="ce5" office:value-type="float" office:value="3397" calcext:value-type="float">
            <text:p>3397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31" calcext:value-type="float">
            <text:p>31</text:p>
          </table:table-cell>
          <table:table-cell table:style-name="ce6" office:value-type="float" office:value="3689" calcext:value-type="float">
            <text:p>3689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low</text:p>
          </table:table-cell>
          <table:table-cell table:style-name="ce3" office:value-type="float" office:value="32" calcext:value-type="float">
            <text:p>32</text:p>
          </table:table-cell>
          <table:table-cell table:style-name="ce6" office:value-type="float" office:value="3722" calcext:value-type="float">
            <text:p>372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33" calcext:value-type="float">
            <text:p>33</text:p>
          </table:table-cell>
          <table:table-cell table:style-name="ce6" office:value-type="float" office:value="3703" calcext:value-type="float">
            <text:p>370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34" calcext:value-type="float">
            <text:p>34</text:p>
          </table:table-cell>
          <table:table-cell table:style-name="ce6" office:value-type="float" office:value="3727" calcext:value-type="float">
            <text:p>3727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35" calcext:value-type="float">
            <text:p>35</text:p>
          </table:table-cell>
          <table:table-cell table:style-name="ce5" office:value-type="float" office:value="3457" calcext:value-type="float">
            <text:p>3457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3"/>
          <table:table-cell office:value-type="string" calcext:value-type="string">
            <text:p>Low </text:p>
          </table:table-cell>
          <table:table-cell office:value-type="string" calcext:value-type="string">
            <text:p>Mi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Idle</text:p>
          </table:table-cell>
        </table:table-row>
        <table:table-row table:style-name="ro1">
          <table:table-cell/>
          <table:table-cell table:style-name="ce1" office:value-type="string" calcext:value-type="string">
            <text:p>mid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392" calcext:value-type="float">
            <text:p>339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2"/>
          <table:table-cell office:value-type="string" calcext:value-type="string">
            <text:p>Mittel</text:p>
          </table:table-cell>
          <table:table-cell table:formula="of:=SUM([.D33:.D36])/COUNT([.D33:.D36])" office:value-type="float" office:value="3710.25" calcext:value-type="float">
            <text:p>3710,25</text:p>
          </table:table-cell>
          <table:table-cell table:formula="of:=(SUM([.D37:.D40])+SUM([.D29:.D32]))/(COUNT([.D29:.D32])+COUNT([.D37:.D40]))" office:value-type="float" office:value="3405.375" calcext:value-type="float">
            <text:p>3405,375</text:p>
          </table:table-cell>
          <table:table-cell table:formula="of:=SUM([.D41:.D43])/COUNT([.D41:.D43])" office:value-type="float" office:value="3067.66666666667" calcext:value-type="float">
            <text:p>3067,66666666667</text:p>
          </table:table-cell>
          <table:table-cell table:formula="of:=(SUM([.D25:.D29])+SUM([.D44:.D47]))/(COUNT([.D24:.D28])+COUNT([.D44:.D47]))" office:value-type="float" office:value="3734" calcext:value-type="float">
            <text:p>3734</text:p>
          </table:table-cell>
        </table:table-row>
        <table:table-row table:style-name="ro1">
          <table:table-cell/>
          <table:table-cell table:style-name="ce1"/>
          <table:table-cell table:style-name="ce3" office:value-type="float" office:value="37" calcext:value-type="float">
            <text:p>37</text:p>
          </table:table-cell>
          <table:table-cell table:style-name="ce5" office:value-type="float" office:value="3415" calcext:value-type="float">
            <text:p>3415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2"/>
          <table:table-cell office:value-type="string" calcext:value-type="string">
            <text:p>Min</text:p>
          </table:table-cell>
          <table:table-cell table:formula="of:=MIN([.D33:.D36])" office:value-type="float" office:value="3689" calcext:value-type="float">
            <text:p>3689</text:p>
          </table:table-cell>
          <table:table-cell table:formula="of:=MIN([.D37:.D40];[.D29:.D32])" office:value-type="float" office:value="3358" calcext:value-type="float">
            <text:p>3358</text:p>
          </table:table-cell>
          <table:table-cell table:formula="of:=MIN([.D41:.D43])" office:value-type="float" office:value="3033" calcext:value-type="float">
            <text:p>3033</text:p>
          </table:table-cell>
          <table:table-cell table:formula="of:=MIN([.D24:.D28];[.D44:.D47])" office:value-type="float" office:value="3772" calcext:value-type="float">
            <text:p>3772</text:p>
          </table:table-cell>
        </table:table-row>
        <table:table-row table:style-name="ro1">
          <table:table-cell/>
          <table:table-cell table:style-name="ce1"/>
          <table:table-cell table:style-name="ce3" office:value-type="float" office:value="38" calcext:value-type="float">
            <text:p>38</text:p>
          </table:table-cell>
          <table:table-cell table:style-name="ce5" office:value-type="float" office:value="3416" calcext:value-type="float">
            <text:p>3416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D33:.D36])" office:value-type="float" office:value="3727" calcext:value-type="float">
            <text:p>3727</text:p>
          </table:table-cell>
          <table:table-cell table:formula="of:=MAX([.D29:.D32];[.D37:.D40])" office:value-type="float" office:value="3457" calcext:value-type="float">
            <text:p>3457</text:p>
          </table:table-cell>
          <table:table-cell table:formula="of:=MAX([.D41:.D43])" office:value-type="float" office:value="3112" calcext:value-type="float">
            <text:p>3112</text:p>
          </table:table-cell>
          <table:table-cell table:formula="of:=MAX([.D24:.D28];[.D44:.D47])" office:value-type="float" office:value="3776" calcext:value-type="float">
            <text:p>3776</text:p>
          </table:table-cell>
        </table:table-row>
        <table:table-row table:style-name="ro1">
          <table:table-cell/>
          <table:table-cell table:style-name="ce1"/>
          <table:table-cell table:style-name="ce3" office:value-type="float" office:value="39" calcext:value-type="float">
            <text:p>39</text:p>
          </table:table-cell>
          <table:table-cell table:style-name="ce7" office:value-type="float" office:value="3033" calcext:value-type="float">
            <text:p>303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high</text:p>
          </table:table-cell>
          <table:table-cell table:style-name="ce3" office:value-type="float" office:value="40" calcext:value-type="float">
            <text:p>40</text:p>
          </table:table-cell>
          <table:table-cell table:style-name="ce7" office:value-type="float" office:value="3112" calcext:value-type="float">
            <text:p>311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2"/>
          <table:table-cell office:value-type="string" calcext:value-type="string">
            <text:p>O.-Grenze</text:p>
          </table:table-cell>
          <table:table-cell office:value-type="float" office:value="3750" calcext:value-type="float">
            <text:p>3750</text:p>
          </table:table-cell>
          <table:table-cell office:value-type="float" office:value="3480" calcext:value-type="float">
            <text:p>3480</text:p>
          </table:table-cell>
          <table:table-cell office:value-type="float" office:value="3150" calcext:value-type="float">
            <text:p>315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/>
          <table:table-cell table:style-name="ce1"/>
          <table:table-cell table:style-name="ce3" office:value-type="float" office:value="41" calcext:value-type="float">
            <text:p>41</text:p>
          </table:table-cell>
          <table:table-cell table:style-name="ce7" office:value-type="float" office:value="3058" calcext:value-type="float">
            <text:p>3058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2"/>
          <table:table-cell office:value-type="string" calcext:value-type="string">
            <text:p>U.-Grenze</text:p>
          </table:table-cell>
          <table:table-cell office:value-type="float" office:value="3650" calcext:value-type="float">
            <text:p>3650</text:p>
          </table:table-cell>
          <table:table-cell office:value-type="float" office:value="3330" calcext:value-type="float">
            <text:p>3330</text:p>
          </table:table-cell>
          <table:table-cell office:value-type="float" office:value="3000" calcext:value-type="float">
            <text:p>3000</text:p>
          </table:table-cell>
          <table:table-cell office:value-type="float" office:value="3770" calcext:value-type="float">
            <text:p>3770</text:p>
          </table:table-cell>
        </table:table-row>
        <table:table-row table:style-name="ro1">
          <table:table-cell/>
          <table:table-cell table:style-name="ce1"/>
          <table:table-cell table:style-name="ce3" office:value-type="float" office:value="42" calcext:value-type="float">
            <text:p>42</text:p>
          </table:table-cell>
          <table:table-cell table:style-name="ce4"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idle</text:p>
          </table:table-cell>
          <table:table-cell table:style-name="ce3" office:value-type="float" office:value="43" calcext:value-type="float">
            <text:p>43</text:p>
          </table:table-cell>
          <table:table-cell table:style-name="ce4" office:value-type="float" office:value="3776" calcext:value-type="float">
            <text:p>3776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44" calcext:value-type="float">
            <text:p>44</text:p>
          </table:table-cell>
          <table:table-cell table:style-name="ce4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style-name="ce3" office:value-type="float" office:value="45" calcext:value-type="float">
            <text:p>45</text:p>
          </table:table-cell>
          <table:table-cell table:style-name="ce4" office:value-type="float" office:value="3775" calcext:value-type="float">
            <text:p>3775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46" calcext:value-type="float">
            <text:p>46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47" calcext:value-type="float">
            <text:p>47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73" calcext:value-type="float">
            <text:p>3773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48" calcext:value-type="float">
            <text:p>48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409" calcext:value-type="float">
            <text:p>3409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49" calcext:value-type="float">
            <text:p>49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354" calcext:value-type="float">
            <text:p>335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0" calcext:value-type="float">
            <text:p>50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353" calcext:value-type="float">
            <text:p>3353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1" calcext:value-type="float">
            <text:p>51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395" calcext:value-type="float">
            <text:p>339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2" calcext:value-type="float">
            <text:p>52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670" calcext:value-type="float">
            <text:p>3670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3" calcext:value-type="float">
            <text:p>53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13" calcext:value-type="float">
            <text:p>3713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4" calcext:value-type="float">
            <text:p>54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660" calcext:value-type="float">
            <text:p>3660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5" calcext:value-type="float">
            <text:p>55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12" calcext:value-type="float">
            <text:p>371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6" calcext:value-type="float">
            <text:p>56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044" calcext:value-type="float">
            <text:p>304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7" calcext:value-type="float">
            <text:p>57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110" calcext:value-type="float">
            <text:p>3110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8" calcext:value-type="float">
            <text:p>58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049" calcext:value-type="float">
            <text:p>3049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59" calcext:value-type="float">
            <text:p>59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408" calcext:value-type="float">
            <text:p>3408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0" calcext:value-type="float">
            <text:p>60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390" calcext:value-type="float">
            <text:p>3390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1" calcext:value-type="float">
            <text:p>61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384" calcext:value-type="float">
            <text:p>338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2" calcext:value-type="float">
            <text:p>62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411" calcext:value-type="float">
            <text:p>341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3" calcext:value-type="float">
            <text:p>63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4" calcext:value-type="float">
            <text:p>64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5" calcext:value-type="float">
            <text:p>65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6" calcext:value-type="float">
            <text:p>66</text:p>
          </table:table-cell>
          <table:table-cell office:value-type="float" office:value="3773" calcext:value-type="float">
            <text:p>3773</text:p>
          </table:table-cell>
          <table:table-cell table:style-name="ce8"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7" calcext:value-type="float">
            <text:p>67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8" calcext:value-type="float">
            <text:p>68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float" office:value="69" calcext:value-type="float">
            <text:p>69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 table:number-rows-repeated="30">
          <table:table-cell table:number-columns-repeated="13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3416" calcext:value-type="float">
            <text:p>3416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358" calcext:value-type="float">
            <text:p>3358</text:p>
          </table:table-cell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3392" calcext:value-type="float">
            <text:p>3392</text:p>
          </table:table-cell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3397" calcext:value-type="float">
            <text:p>3397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689" calcext:value-type="float">
            <text:p>3689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722" calcext:value-type="float">
            <text:p>372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3703" calcext:value-type="float">
            <text:p>3703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727" calcext:value-type="float">
            <text:p>3727</text:p>
          </table:table-cell>
          <table:table-cell office:value-type="float" office:value="3776" calcext:value-type="float">
            <text:p>3776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3457" calcext:value-type="float">
            <text:p>3457</text:p>
          </table:table-cell>
          <table:table-cell office:value-type="float" office:value="3771" calcext:value-type="float">
            <text:p>3771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3392" calcext:value-type="float">
            <text:p>3392</text:p>
          </table:table-cell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3415" calcext:value-type="float">
            <text:p>3415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416" calcext:value-type="float">
            <text:p>3416</text:p>
          </table:table-cell>
          <table:table-cell table:number-columns-repeated="2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3033" calcext:value-type="float">
            <text:p>3033</text:p>
          </table:table-cell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3112" calcext:value-type="float">
            <text:p>3112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3058" calcext:value-type="float">
            <text:p>3058</text:p>
          </table:table-cell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3771" calcext:value-type="float">
            <text:p>3771</text:p>
          </table:table-cell>
          <table:table-cell office:value-type="float" office:value="3777" calcext:value-type="float">
            <text:p>3777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3777" calcext:value-type="float">
            <text:p>3777</text:p>
          </table:table-cell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3771" calcext:value-type="float">
            <text:p>3771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3776" calcext:value-type="float">
            <text:p>3776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3774" calcext:value-type="float">
            <text:p>3774</text:p>
          </table:table-cell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2"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773" calcext:value-type="float">
            <text:p>3773</text:p>
          </table:table-cell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769" calcext:value-type="float">
            <text:p>3769</text:p>
          </table:table-cell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office:value-type="float" office:value="3779" calcext:value-type="float">
            <text:p>377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3771" calcext:value-type="float">
            <text:p>3771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table:number-columns-repeated="2"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3774" calcext:value-type="float">
            <text:p>3774</text:p>
          </table:table-cell>
          <table:table-cell office:value-type="float" office:value="3776" calcext:value-type="float">
            <text:p>3776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3770" calcext:value-type="float">
            <text:p>3770</text:p>
          </table:table-cell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3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3774" calcext:value-type="float">
            <text:p>3774</text:p>
          </table:table-cell>
          <table:table-cell office:value-type="float" office:value="3779" calcext:value-type="float">
            <text:p>3779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5" calcext:value-type="float">
            <text:p>215</text:p>
          </table:table-cell>
          <table:table-cell table:number-columns-repeated="3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776" calcext:value-type="float">
            <text:p>3776</text:p>
          </table:table-cell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3772" calcext:value-type="float">
            <text:p>3772</text:p>
          </table:table-cell>
          <table:table-cell office:value-type="float" office:value="3777" calcext:value-type="float">
            <text:p>3777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4" calcext:value-type="float">
            <text:p>224</text:p>
          </table:table-cell>
          <table:table-cell table:number-columns-repeated="2" office:value-type="float" office:value="3776" calcext:value-type="float">
            <text:p>3776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5" calcext:value-type="float">
            <text:p>225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3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2"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1" calcext:value-type="float">
            <text:p>241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49" calcext:value-type="float">
            <text:p>249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3776" calcext:value-type="float">
            <text:p>3776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1" calcext:value-type="float">
            <text:p>251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3" calcext:value-type="float">
            <text:p>253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4" calcext:value-type="float">
            <text:p>254</text:p>
          </table:table-cell>
          <table:table-cell office:value-type="float" office:value="3773" calcext:value-type="float">
            <text:p>3773</text:p>
          </table:table-cell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5" calcext:value-type="float">
            <text:p>255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7" calcext:value-type="float">
            <text:p>257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59" calcext:value-type="float">
            <text:p>259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3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1" calcext:value-type="float">
            <text:p>261</text:p>
          </table:table-cell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3" calcext:value-type="float">
            <text:p>263</text:p>
          </table:table-cell>
          <table:table-cell office:value-type="float" office:value="3774" calcext:value-type="float">
            <text:p>3774</text:p>
          </table:table-cell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2"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3774" calcext:value-type="float">
            <text:p>3774</text:p>
          </table:table-cell>
          <table:table-cell office:value-type="float" office:value="3776" calcext:value-type="float">
            <text:p>3776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8" calcext:value-type="float">
            <text:p>268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3776" calcext:value-type="float">
            <text:p>3776</text:p>
          </table:table-cell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3774" calcext:value-type="float">
            <text:p>3774</text:p>
          </table:table-cell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4" calcext:value-type="float">
            <text:p>274</text:p>
          </table:table-cell>
          <table:table-cell office:value-type="float" office:value="3774" calcext:value-type="float">
            <text:p>3774</text:p>
          </table:table-cell>
          <table:table-cell office:value-type="float" office:value="3778" calcext:value-type="float">
            <text:p>3778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5" calcext:value-type="float">
            <text:p>275</text:p>
          </table:table-cell>
          <table:table-cell table:number-columns-repeated="2"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3772" calcext:value-type="float">
            <text:p>3772</text:p>
          </table:table-cell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7" calcext:value-type="float">
            <text:p>277</text:p>
          </table:table-cell>
          <table:table-cell office:value-type="float" office:value="3776" calcext:value-type="float">
            <text:p>3776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79" calcext:value-type="float">
            <text:p>279</text:p>
          </table:table-cell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2"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1" calcext:value-type="float">
            <text:p>281</text:p>
          </table:table-cell>
          <table:table-cell/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3" calcext:value-type="float">
            <text:p>283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4" calcext:value-type="float">
            <text:p>284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5" calcext:value-type="float">
            <text:p>28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6" calcext:value-type="float">
            <text:p>286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7" calcext:value-type="float">
            <text:p>287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89" calcext:value-type="float">
            <text:p>289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0" calcext:value-type="float">
            <text:p>290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1" calcext:value-type="float">
            <text:p>29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2" calcext:value-type="float">
            <text:p>292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3" calcext:value-type="float">
            <text:p>293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5" calcext:value-type="float">
            <text:p>295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6" calcext:value-type="float">
            <text:p>296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7" calcext:value-type="float">
            <text:p>297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8" calcext:value-type="float">
            <text:p>298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9" calcext:value-type="float">
            <text:p>299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414" calcext:value-type="float">
            <text:p>341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1" calcext:value-type="float">
            <text:p>301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357" calcext:value-type="float">
            <text:p>335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2" calcext:value-type="float">
            <text:p>302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368" calcext:value-type="float">
            <text:p>336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3" calcext:value-type="float">
            <text:p>303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364" calcext:value-type="float">
            <text:p>336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4" calcext:value-type="float">
            <text:p>304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665" calcext:value-type="float">
            <text:p>36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18" calcext:value-type="float">
            <text:p>37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674" calcext:value-type="float">
            <text:p>36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7" calcext:value-type="float">
            <text:p>307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18" calcext:value-type="float">
            <text:p>371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8" calcext:value-type="float">
            <text:p>308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352" calcext:value-type="float">
            <text:p>335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09" calcext:value-type="float">
            <text:p>309</text:p>
          </table:table-cell>
          <table:table-cell/>
          <table:table-cell office:value-type="float" office:value="3778" calcext:value-type="float">
            <text:p>3778</text:p>
          </table:table-cell>
          <table:table-cell office:value-type="float" office:value="3413" calcext:value-type="float">
            <text:p>341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0" calcext:value-type="float">
            <text:p>310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351" calcext:value-type="float">
            <text:p>335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412" calcext:value-type="float">
            <text:p>34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375" calcext:value-type="float">
            <text:p>33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3" calcext:value-type="float">
            <text:p>313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412" calcext:value-type="float">
            <text:p>341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4" calcext:value-type="float">
            <text:p>314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390" calcext:value-type="float">
            <text:p>339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6" calcext:value-type="float">
            <text:p>316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7" calcext:value-type="float">
            <text:p>317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19" calcext:value-type="float">
            <text:p>319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0" calcext:value-type="float">
            <text:p>320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3" calcext:value-type="float">
            <text:p>323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5" calcext:value-type="float">
            <text:p>325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6" calcext:value-type="float">
            <text:p>326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7" calcext:value-type="float">
            <text:p>327</text:p>
          </table:table-cell>
          <table:table-cell/>
          <table:table-cell table:number-columns-repeated="2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8" calcext:value-type="float">
            <text:p>328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29" calcext:value-type="float">
            <text:p>329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1" calcext:value-type="float">
            <text:p>331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2" calcext:value-type="float">
            <text:p>332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3" calcext:value-type="float">
            <text:p>333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4" calcext:value-type="float">
            <text:p>334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5" calcext:value-type="float">
            <text:p>335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7" calcext:value-type="float">
            <text:p>337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8" calcext:value-type="float">
            <text:p>338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39" calcext:value-type="float">
            <text:p>339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0" calcext:value-type="float">
            <text:p>340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1" calcext:value-type="float">
            <text:p>341</text:p>
          </table:table-cell>
          <table:table-cell/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3" calcext:value-type="float">
            <text:p>343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4" calcext:value-type="float">
            <text:p>344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5" calcext:value-type="float">
            <text:p>34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6" calcext:value-type="float">
            <text:p>346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7" calcext:value-type="float">
            <text:p>347</text:p>
          </table:table-cell>
          <table:table-cell/>
          <table:table-cell table:number-columns-repeated="2"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49" calcext:value-type="float">
            <text:p>349</text:p>
          </table:table-cell>
          <table:table-cell/>
          <table:table-cell table:number-columns-repeated="2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0" calcext:value-type="float">
            <text:p>350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1" calcext:value-type="float">
            <text:p>351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2" calcext:value-type="float">
            <text:p>352</text:p>
          </table:table-cell>
          <table:table-cell/>
          <table:table-cell office:value-type="float" office:value="3778" calcext:value-type="float">
            <text:p>3778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3" calcext:value-type="float">
            <text:p>353</text:p>
          </table:table-cell>
          <table:table-cell/>
          <table:table-cell table:number-columns-repeated="2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5" calcext:value-type="float">
            <text:p>355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6" calcext:value-type="float">
            <text:p>356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7" calcext:value-type="float">
            <text:p>357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1" calcext:value-type="float">
            <text:p>36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69" calcext:value-type="float">
            <text:p>376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2" calcext:value-type="float">
            <text:p>362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3" calcext:value-type="float">
            <text:p>363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4" calcext:value-type="float">
            <text:p>364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5" calcext:value-type="float">
            <text:p>36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7" calcext:value-type="float">
            <text:p>367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8" calcext:value-type="float">
            <text:p>368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69" calcext:value-type="float">
            <text:p>369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0" calcext:value-type="float">
            <text:p>370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1" calcext:value-type="float">
            <text:p>371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0" calcext:value-type="float">
            <text:p>377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3" calcext:value-type="float">
            <text:p>373</text:p>
          </table:table-cell>
          <table:table-cell/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4" calcext:value-type="float">
            <text:p>374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5" calcext:value-type="float">
            <text:p>375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6" calcext:value-type="float">
            <text:p>376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7" calcext:value-type="float">
            <text:p>377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79" calcext:value-type="float">
            <text:p>379</text:p>
          </table:table-cell>
          <table:table-cell/>
          <table:table-cell office:value-type="float" office:value="3777" calcext:value-type="float">
            <text:p>3777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1" calcext:value-type="float">
            <text:p>38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2" calcext:value-type="float">
            <text:p>382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3" calcext:value-type="float">
            <text:p>383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5" calcext:value-type="float">
            <text:p>38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6" calcext:value-type="float">
            <text:p>386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7" calcext:value-type="float">
            <text:p>387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8" calcext:value-type="float">
            <text:p>388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89" calcext:value-type="float">
            <text:p>389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1" calcext:value-type="float">
            <text:p>391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2" calcext:value-type="float">
            <text:p>392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3" calcext:value-type="float">
            <text:p>393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5" calcext:value-type="float">
            <text:p>395</text:p>
          </table:table-cell>
          <table:table-cell/>
          <table:table-cell table:number-columns-repeated="2"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7" calcext:value-type="float">
            <text:p>397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8" calcext:value-type="float">
            <text:p>398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399" calcext:value-type="float">
            <text:p>399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1" calcext:value-type="float">
            <text:p>401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3" calcext:value-type="float">
            <text:p>403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4" calcext:value-type="float">
            <text:p>404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5" calcext:value-type="float">
            <text:p>405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6" calcext:value-type="float">
            <text:p>406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7" calcext:value-type="float">
            <text:p>407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09" calcext:value-type="float">
            <text:p>409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0" calcext:value-type="float">
            <text:p>410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1" calcext:value-type="float">
            <text:p>41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2" calcext:value-type="float">
            <text:p>412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3" calcext:value-type="float">
            <text:p>413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5" calcext:value-type="float">
            <text:p>41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6" calcext:value-type="float">
            <text:p>416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7" calcext:value-type="float">
            <text:p>417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8" calcext:value-type="float">
            <text:p>418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19" calcext:value-type="float">
            <text:p>419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2" calcext:value-type="float">
            <text:p>422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3" calcext:value-type="float">
            <text:p>423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4" calcext:value-type="float">
            <text:p>424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7" calcext:value-type="float">
            <text:p>427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29" calcext:value-type="float">
            <text:p>429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0" calcext:value-type="float">
            <text:p>430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1" calcext:value-type="float">
            <text:p>43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3" calcext:value-type="float">
            <text:p>433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4" calcext:value-type="float">
            <text:p>434</text:p>
          </table:table-cell>
          <table:table-cell/>
          <table:table-cell table:number-columns-repeated="2"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5" calcext:value-type="float">
            <text:p>43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6" calcext:value-type="float">
            <text:p>436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7" calcext:value-type="float">
            <text:p>437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39" calcext:value-type="float">
            <text:p>439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0" calcext:value-type="float">
            <text:p>440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1" calcext:value-type="float">
            <text:p>44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3" calcext:value-type="float">
            <text:p>443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5" calcext:value-type="float">
            <text:p>445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6" calcext:value-type="float">
            <text:p>446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7" calcext:value-type="float">
            <text:p>447</text:p>
          </table:table-cell>
          <table:table-cell/>
          <table:table-cell table:number-columns-repeated="2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8" calcext:value-type="float">
            <text:p>448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49" calcext:value-type="float">
            <text:p>449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1" calcext:value-type="float">
            <text:p>45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2" calcext:value-type="float">
            <text:p>452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3" calcext:value-type="float">
            <text:p>453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4" calcext:value-type="float">
            <text:p>454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5" calcext:value-type="float">
            <text:p>455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7" calcext:value-type="float">
            <text:p>457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8" calcext:value-type="float">
            <text:p>458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59" calcext:value-type="float">
            <text:p>459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0" calcext:value-type="float">
            <text:p>460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1" calcext:value-type="float">
            <text:p>461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3" calcext:value-type="float">
            <text:p>463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4" calcext:value-type="float">
            <text:p>464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5" calcext:value-type="float">
            <text:p>465</text:p>
          </table:table-cell>
          <table:table-cell/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6" calcext:value-type="float">
            <text:p>466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7" calcext:value-type="float">
            <text:p>467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69" calcext:value-type="float">
            <text:p>469</text:p>
          </table:table-cell>
          <table:table-cell/>
          <table:table-cell table:number-columns-repeated="2"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0" calcext:value-type="float">
            <text:p>470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1" calcext:value-type="float">
            <text:p>47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2" calcext:value-type="float">
            <text:p>472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3" calcext:value-type="float">
            <text:p>473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5" calcext:value-type="float">
            <text:p>475</text:p>
          </table:table-cell>
          <table:table-cell/>
          <table:table-cell office:value-type="float" office:value="3776" calcext:value-type="float">
            <text:p>3776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6" calcext:value-type="float">
            <text:p>476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7" calcext:value-type="float">
            <text:p>477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8" calcext:value-type="float">
            <text:p>478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79" calcext:value-type="float">
            <text:p>479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1" calcext:value-type="float">
            <text:p>481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2" calcext:value-type="float">
            <text:p>482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3" calcext:value-type="float">
            <text:p>483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4" calcext:value-type="float">
            <text:p>484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5" calcext:value-type="float">
            <text:p>485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7" calcext:value-type="float">
            <text:p>487</text:p>
          </table:table-cell>
          <table:table-cell/>
          <table:table-cell office:value-type="float" office:value="3779" calcext:value-type="float">
            <text:p>3779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8" calcext:value-type="float">
            <text:p>488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89" calcext:value-type="float">
            <text:p>489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0" calcext:value-type="float">
            <text:p>490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1" calcext:value-type="float">
            <text:p>491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/>
          <table:table-cell table:number-columns-repeated="2"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3" calcext:value-type="float">
            <text:p>493</text:p>
          </table:table-cell>
          <table:table-cell/>
          <table:table-cell table:number-columns-repeated="2"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4" calcext:value-type="float">
            <text:p>494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5" calcext:value-type="float">
            <text:p>495</text:p>
          </table:table-cell>
          <table:table-cell/>
          <table:table-cell office:value-type="float" office:value="3775" calcext:value-type="float">
            <text:p>3775</text:p>
          </table:table-cell>
          <table:table-cell office:value-type="float" office:value="3771" calcext:value-type="float">
            <text:p>377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6" calcext:value-type="float">
            <text:p>496</text:p>
          </table:table-cell>
          <table:table-cell/>
          <table:table-cell office:value-type="float" office:value="3772" calcext:value-type="float">
            <text:p>3772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7" calcext:value-type="float">
            <text:p>497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7" calcext:value-type="float">
            <text:p>377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499" calcext:value-type="float">
            <text:p>499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0" calcext:value-type="float">
            <text:p>500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2" calcext:value-type="float">
            <text:p>502</text:p>
          </table:table-cell>
          <table:table-cell/>
          <table:table-cell office:value-type="float" office:value="3774" calcext:value-type="float">
            <text:p>3774</text:p>
          </table:table-cell>
          <table:table-cell office:value-type="float" office:value="3775" calcext:value-type="float">
            <text:p>37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3" calcext:value-type="float">
            <text:p>503</text:p>
          </table:table-cell>
          <table:table-cell/>
          <table:table-cell office:value-type="float" office:value="3771" calcext:value-type="float">
            <text:p>3771</text:p>
          </table:table-cell>
          <table:table-cell office:value-type="float" office:value="3772" calcext:value-type="float">
            <text:p>377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/>
          <table:table-cell table:number-columns-repeated="2" office:value-type="float" office:value="3773" calcext:value-type="float">
            <text:p>377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5" calcext:value-type="float">
            <text:p>505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4" calcext:value-type="float">
            <text:p>377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6" calcext:value-type="float">
            <text:p>506</text:p>
          </table:table-cell>
          <table:table-cell/>
          <table:table-cell office:value-type="float" office:value="3773" calcext:value-type="float">
            <text:p>3773</text:p>
          </table:table-cell>
          <table:table-cell office:value-type="float" office:value="3776" calcext:value-type="float">
            <text:p>377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507" calcext:value-type="float">
            <text:p>507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8" calcext:value-type="float">
            <text:p>508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" calcext:value-type="float">
            <text:p>513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4" calcext:value-type="float">
            <text:p>514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5" calcext:value-type="float">
            <text:p>515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7" calcext:value-type="float">
            <text:p>517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8" calcext:value-type="float">
            <text:p>518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9" calcext:value-type="float">
            <text:p>519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0" calcext:value-type="float">
            <text:p>520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1" calcext:value-type="float">
            <text:p>521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3" calcext:value-type="float">
            <text:p>523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4" calcext:value-type="float">
            <text:p>524</text:p>
          </table:table-cell>
          <table:table-cell/>
          <table:table-cell office:value-type="float" office:value="3409" calcext:value-type="float">
            <text:p>34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5" calcext:value-type="float">
            <text:p>525</text:p>
          </table:table-cell>
          <table:table-cell/>
          <table:table-cell office:value-type="float" office:value="3354" calcext:value-type="float">
            <text:p>335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6" calcext:value-type="float">
            <text:p>526</text:p>
          </table:table-cell>
          <table:table-cell/>
          <table:table-cell office:value-type="float" office:value="3353" calcext:value-type="float">
            <text:p>335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7" calcext:value-type="float">
            <text:p>527</text:p>
          </table:table-cell>
          <table:table-cell/>
          <table:table-cell office:value-type="float" office:value="3395" calcext:value-type="float">
            <text:p>33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/>
          <table:table-cell office:value-type="float" office:value="3670" calcext:value-type="float">
            <text:p>36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9" calcext:value-type="float">
            <text:p>529</text:p>
          </table:table-cell>
          <table:table-cell/>
          <table:table-cell office:value-type="float" office:value="3713" calcext:value-type="float">
            <text:p>37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0" calcext:value-type="float">
            <text:p>530</text:p>
          </table:table-cell>
          <table:table-cell/>
          <table:table-cell office:value-type="float" office:value="3660" calcext:value-type="float">
            <text:p>36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1" calcext:value-type="float">
            <text:p>531</text:p>
          </table:table-cell>
          <table:table-cell/>
          <table:table-cell office:value-type="float" office:value="3712" calcext:value-type="float">
            <text:p>371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2" calcext:value-type="float">
            <text:p>532</text:p>
          </table:table-cell>
          <table:table-cell/>
          <table:table-cell office:value-type="float" office:value="3044" calcext:value-type="float">
            <text:p>30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3" calcext:value-type="float">
            <text:p>533</text:p>
          </table:table-cell>
          <table:table-cell/>
          <table:table-cell office:value-type="float" office:value="3110" calcext:value-type="float">
            <text:p>311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/>
          <table:table-cell office:value-type="float" office:value="3049" calcext:value-type="float">
            <text:p>30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5" calcext:value-type="float">
            <text:p>535</text:p>
          </table:table-cell>
          <table:table-cell/>
          <table:table-cell office:value-type="float" office:value="3408" calcext:value-type="float">
            <text:p>34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6" calcext:value-type="float">
            <text:p>536</text:p>
          </table:table-cell>
          <table:table-cell/>
          <table:table-cell office:value-type="float" office:value="3390" calcext:value-type="float">
            <text:p>33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7" calcext:value-type="float">
            <text:p>537</text:p>
          </table:table-cell>
          <table:table-cell/>
          <table:table-cell office:value-type="float" office:value="3384" calcext:value-type="float">
            <text:p>33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8" calcext:value-type="float">
            <text:p>538</text:p>
          </table:table-cell>
          <table:table-cell/>
          <table:table-cell office:value-type="float" office:value="3411" calcext:value-type="float">
            <text:p>34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9" calcext:value-type="float">
            <text:p>539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1" calcext:value-type="float">
            <text:p>541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2" calcext:value-type="float">
            <text:p>542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3" calcext:value-type="float">
            <text:p>543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5" calcext:value-type="float">
            <text:p>545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7" calcext:value-type="float">
            <text:p>547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8" calcext:value-type="float">
            <text:p>548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9" calcext:value-type="float">
            <text:p>549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0" calcext:value-type="float">
            <text:p>550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1" calcext:value-type="float">
            <text:p>551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3" calcext:value-type="float">
            <text:p>553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4" calcext:value-type="float">
            <text:p>554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5" calcext:value-type="float">
            <text:p>555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6" calcext:value-type="float">
            <text:p>556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7" calcext:value-type="float">
            <text:p>557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9" calcext:value-type="float">
            <text:p>559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0" calcext:value-type="float">
            <text:p>560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1" calcext:value-type="float">
            <text:p>561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2" calcext:value-type="float">
            <text:p>562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3" calcext:value-type="float">
            <text:p>563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5" calcext:value-type="float">
            <text:p>565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6" calcext:value-type="float">
            <text:p>566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7" calcext:value-type="float">
            <text:p>567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8" calcext:value-type="float">
            <text:p>568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9" calcext:value-type="float">
            <text:p>569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1" calcext:value-type="float">
            <text:p>571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2" calcext:value-type="float">
            <text:p>572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3" calcext:value-type="float">
            <text:p>573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4" calcext:value-type="float">
            <text:p>574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5" calcext:value-type="float">
            <text:p>575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7" calcext:value-type="float">
            <text:p>577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8" calcext:value-type="float">
            <text:p>578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9" calcext:value-type="float">
            <text:p>579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0" calcext:value-type="float">
            <text:p>580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1" calcext:value-type="float">
            <text:p>581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3" calcext:value-type="float">
            <text:p>583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4" calcext:value-type="float">
            <text:p>584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5" calcext:value-type="float">
            <text:p>585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6" calcext:value-type="float">
            <text:p>586</text:p>
          </table:table-cell>
          <table:table-cell/>
          <table:table-cell office:value-type="float" office:value="3769" calcext:value-type="float">
            <text:p>37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7" calcext:value-type="float">
            <text:p>587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9" calcext:value-type="float">
            <text:p>589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0" calcext:value-type="float">
            <text:p>590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1" calcext:value-type="float">
            <text:p>591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2" calcext:value-type="float">
            <text:p>592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3" calcext:value-type="float">
            <text:p>593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5" calcext:value-type="float">
            <text:p>595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6" calcext:value-type="float">
            <text:p>596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7" calcext:value-type="float">
            <text:p>597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8" calcext:value-type="float">
            <text:p>598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9" calcext:value-type="float">
            <text:p>599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3777" calcext:value-type="float">
            <text:p>37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1" calcext:value-type="float">
            <text:p>601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2" calcext:value-type="float">
            <text:p>602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3" calcext:value-type="float">
            <text:p>603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4" calcext:value-type="float">
            <text:p>604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5" calcext:value-type="float">
            <text:p>605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7" calcext:value-type="float">
            <text:p>607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8" calcext:value-type="float">
            <text:p>608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9" calcext:value-type="float">
            <text:p>609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0" calcext:value-type="float">
            <text:p>610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1" calcext:value-type="float">
            <text:p>611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3" calcext:value-type="float">
            <text:p>613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4" calcext:value-type="float">
            <text:p>614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5" calcext:value-type="float">
            <text:p>615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6" calcext:value-type="float">
            <text:p>616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7" calcext:value-type="float">
            <text:p>617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9" calcext:value-type="float">
            <text:p>619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0" calcext:value-type="float">
            <text:p>620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1" calcext:value-type="float">
            <text:p>621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2" calcext:value-type="float">
            <text:p>622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3" calcext:value-type="float">
            <text:p>623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5" calcext:value-type="float">
            <text:p>625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6" calcext:value-type="float">
            <text:p>626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7" calcext:value-type="float">
            <text:p>627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8" calcext:value-type="float">
            <text:p>628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9" calcext:value-type="float">
            <text:p>629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1" calcext:value-type="float">
            <text:p>631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2" calcext:value-type="float">
            <text:p>632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3" calcext:value-type="float">
            <text:p>633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4" calcext:value-type="float">
            <text:p>634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5" calcext:value-type="float">
            <text:p>635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7" calcext:value-type="float">
            <text:p>637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8" calcext:value-type="float">
            <text:p>638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9" calcext:value-type="float">
            <text:p>639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0" calcext:value-type="float">
            <text:p>640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1" calcext:value-type="float">
            <text:p>641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3" calcext:value-type="float">
            <text:p>643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4" calcext:value-type="float">
            <text:p>644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5" calcext:value-type="float">
            <text:p>645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6" calcext:value-type="float">
            <text:p>646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7" calcext:value-type="float">
            <text:p>647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9" calcext:value-type="float">
            <text:p>649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1" calcext:value-type="float">
            <text:p>651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2" calcext:value-type="float">
            <text:p>652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3" calcext:value-type="float">
            <text:p>653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5" calcext:value-type="float">
            <text:p>655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6" calcext:value-type="float">
            <text:p>656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7" calcext:value-type="float">
            <text:p>657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8" calcext:value-type="float">
            <text:p>658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9" calcext:value-type="float">
            <text:p>659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1" calcext:value-type="float">
            <text:p>661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2" calcext:value-type="float">
            <text:p>662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3" calcext:value-type="float">
            <text:p>663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4" calcext:value-type="float">
            <text:p>664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5" calcext:value-type="float">
            <text:p>665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7" calcext:value-type="float">
            <text:p>667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8" calcext:value-type="float">
            <text:p>668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9" calcext:value-type="float">
            <text:p>669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0" calcext:value-type="float">
            <text:p>670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1" calcext:value-type="float">
            <text:p>671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3" calcext:value-type="float">
            <text:p>673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4" calcext:value-type="float">
            <text:p>674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5" calcext:value-type="float">
            <text:p>675</text:p>
          </table:table-cell>
          <table:table-cell/>
          <table:table-cell office:value-type="float" office:value="3770" calcext:value-type="float">
            <text:p>377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6" calcext:value-type="float">
            <text:p>676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7" calcext:value-type="float">
            <text:p>677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9" calcext:value-type="float">
            <text:p>679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0" calcext:value-type="float">
            <text:p>680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1" calcext:value-type="float">
            <text:p>681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2" calcext:value-type="float">
            <text:p>682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3" calcext:value-type="float">
            <text:p>683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5" calcext:value-type="float">
            <text:p>685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6" calcext:value-type="float">
            <text:p>686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7" calcext:value-type="float">
            <text:p>687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8" calcext:value-type="float">
            <text:p>688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9" calcext:value-type="float">
            <text:p>689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1" calcext:value-type="float">
            <text:p>691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2" calcext:value-type="float">
            <text:p>692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3" calcext:value-type="float">
            <text:p>693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4" calcext:value-type="float">
            <text:p>694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5" calcext:value-type="float">
            <text:p>695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7" calcext:value-type="float">
            <text:p>697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8" calcext:value-type="float">
            <text:p>698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9" calcext:value-type="float">
            <text:p>699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0" calcext:value-type="float">
            <text:p>700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4" calcext:value-type="float">
            <text:p>704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5" calcext:value-type="float">
            <text:p>705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6" calcext:value-type="float">
            <text:p>706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7" calcext:value-type="float">
            <text:p>707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9" calcext:value-type="float">
            <text:p>709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0" calcext:value-type="float">
            <text:p>710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1" calcext:value-type="float">
            <text:p>711</text:p>
          </table:table-cell>
          <table:table-cell/>
          <table:table-cell office:value-type="float" office:value="3777" calcext:value-type="float">
            <text:p>37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2" calcext:value-type="float">
            <text:p>712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3" calcext:value-type="float">
            <text:p>713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/>
          <table:table-cell office:value-type="float" office:value="3772" calcext:value-type="float">
            <text:p>37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5" calcext:value-type="float">
            <text:p>715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6" calcext:value-type="float">
            <text:p>716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7" calcext:value-type="float">
            <text:p>717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8" calcext:value-type="float">
            <text:p>718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9" calcext:value-type="float">
            <text:p>719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1" calcext:value-type="float">
            <text:p>721</text:p>
          </table:table-cell>
          <table:table-cell/>
          <table:table-cell office:value-type="float" office:value="3771" calcext:value-type="float">
            <text:p>37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2" calcext:value-type="float">
            <text:p>722</text:p>
          </table:table-cell>
          <table:table-cell/>
          <table:table-cell office:value-type="float" office:value="3775" calcext:value-type="float">
            <text:p>377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3" calcext:value-type="float">
            <text:p>723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4" calcext:value-type="float">
            <text:p>724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5" calcext:value-type="float">
            <text:p>725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/>
          <table:table-cell office:value-type="float" office:value="3773" calcext:value-type="float">
            <text:p>37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7" calcext:value-type="float">
            <text:p>727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8" calcext:value-type="float">
            <text:p>728</text:p>
          </table:table-cell>
          <table:table-cell/>
          <table:table-cell office:value-type="float" office:value="3776" calcext:value-type="float">
            <text:p>37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9" calcext:value-type="float">
            <text:p>729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0" calcext:value-type="float">
            <text:p>730</text:p>
          </table:table-cell>
          <table:table-cell/>
          <table:table-cell office:value-type="float" office:value="3774" calcext:value-type="float">
            <text:p>3774</text:p>
          </table:table-cell>
          <table:table-cell table:number-columns-repeated="8"/>
        </table:table-row>
        <table:table-row table:style-name="ro1" table:number-rows-repeated="104784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12:42:43.8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8:33:47.769000000</meta:creation-date>
    <dc:date>2017-06-08T15:47:09.393000000</dc:date>
    <meta:editing-duration>PT17M28S</meta:editing-duration>
    <meta:editing-cycles>2</meta:editing-cycles>
    <meta:generator>LibreOffice/5.2.5.1$Windows_x86 LibreOffice_project/0312e1a284a7d50ca85a365c316c7abbf20a4d22</meta:generator>
    <meta:document-statistic meta:table-count="1" meta:cell-count="21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6.615cm" svg:height="13.448cm" xlink:href=".." xlink:type="simple" chart:class="chart:scatter" chart:style-name="ch1">
        <chart:legend chart:legend-position="end" svg:x="34.53cm" svg:y="5.927cm" style:legend-expansion="high" chart:style-name="ch2"/>
        <chart:plot-area chart:style-name="ch3" table:cell-range-address="Tabelle1.C3:Tabelle1.F71 Tabelle1.D2:Tabelle1.F2" chart:data-source-has-labels="row" svg:x="1.691cm" svg:y="0.444cm" svg:width="28.859cm" svg:height="12.492cm">
          <chartooo:coordinate-region svg:x="2.683cm" svg:y="0.644cm" svg:width="27.68cm" svg:height="11.64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Tabelle1.D3:Tabelle1.D71" chart:label-cell-address="Tabelle1.D2:Tabelle1.D2" chart:class="chart:scatter">
            <chart:domain table:cell-range-address="Tabelle1.C3:Tabelle1.C71"/>
            <chart:data-point chart:repeated="69"/>
          </chart:series>
          <chart:series chart:style-name="ch8" chart:values-cell-range-address="Tabelle1.E3:Tabelle1.E71" chart:label-cell-address="Tabelle1.E2:Tabelle1.E2" chart:class="chart:scatter">
            <chart:data-point chart:repeated="69"/>
          </chart:series>
          <chart:series chart:style-name="ch9" chart:values-cell-range-address="Tabelle1.F3:Tabelle1.F71" chart:label-cell-address="Tabelle1.F2:Tabelle1.F2" chart:class="chart:scatter">
            <chart:data-point chart:repeated="6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Log1</text:p>
                <draw:g>
                  <svg:desc>Tabelle1.D2:Tabelle1.D2</svg:desc>
                </draw:g>
              </table:table-cell>
              <table:table-cell office:value-type="string">
                <text:p>Log2</text:p>
                <draw:g>
                  <svg:desc>Tabelle1.E2:Tabelle1.E2</svg:desc>
                </draw:g>
              </table:table-cell>
              <table:table-cell office:value-type="string">
                <text:p>Log3</text:p>
                <draw:g>
                  <svg:desc>Tabelle1.F2:Tabelle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C3:Tabelle1.C71</svg:desc>
                </draw:g>
              </table:table-cell>
              <table:table-cell office:value-type="float" office:value="3773">
                <text:p>3773</text:p>
                <draw:g>
                  <svg:desc>Tabelle1.D3:Tabelle1.D71</svg:desc>
                </draw:g>
              </table:table-cell>
              <table:table-cell office:value-type="float" office:value="3775">
                <text:p>3775</text:p>
                <draw:g>
                  <svg:desc>Tabelle1.E3:Tabelle1.E71</svg:desc>
                </draw:g>
              </table:table-cell>
              <table:table-cell office:value-type="float" office:value="3774">
                <text:p>3774</text:p>
                <draw:g>
                  <svg:desc>Tabelle1.F3:Tabelle1.F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0">
                <text:p>37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414">
                <text:p>34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364">
                <text:p>33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674">
                <text:p>36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413">
                <text:p>34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351">
                <text:p>3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375">
                <text:p>3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775">
                <text:p>3775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416">
                <text:p>3416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358">
                <text:p>3358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92">
                <text:p>3392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397">
                <text:p>3397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689">
                <text:p>3689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722">
                <text:p>3722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3">
                <text:p>370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727">
                <text:p>3727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457">
                <text:p>3457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92">
                <text:p>3392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15">
                <text:p>3415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416">
                <text:p>3416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033">
                <text:p>303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112">
                <text:p>3112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58">
                <text:p>3058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772">
                <text:p>3772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776">
                <text:p>3776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775">
                <text:p>3775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773">
                <text:p>3773</text:p>
              </table:table-cell>
              <table:table-cell office:value-type="float" office:value="3773">
                <text:p>3773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773">
                <text:p>3773</text:p>
              </table:table-cell>
              <table:table-cell office:value-type="float" office:value="3409">
                <text:p>3409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773">
                <text:p>3773</text:p>
              </table:table-cell>
              <table:table-cell office:value-type="float" office:value="3354">
                <text:p>335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773">
                <text:p>3773</text:p>
              </table:table-cell>
              <table:table-cell office:value-type="float" office:value="3353">
                <text:p>3353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773">
                <text:p>3773</text:p>
              </table:table-cell>
              <table:table-cell office:value-type="float" office:value="3395">
                <text:p>339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3773">
                <text:p>3773</text:p>
              </table:table-cell>
              <table:table-cell office:value-type="float" office:value="3670">
                <text:p>367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773">
                <text:p>3773</text:p>
              </table:table-cell>
              <table:table-cell office:value-type="float" office:value="3713">
                <text:p>3713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3773">
                <text:p>3773</text:p>
              </table:table-cell>
              <table:table-cell office:value-type="float" office:value="3660">
                <text:p>366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773">
                <text:p>3773</text:p>
              </table:table-cell>
              <table:table-cell office:value-type="float" office:value="3712">
                <text:p>3712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773">
                <text:p>3773</text:p>
              </table:table-cell>
              <table:table-cell office:value-type="float" office:value="3044">
                <text:p>304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773">
                <text:p>3773</text:p>
              </table:table-cell>
              <table:table-cell office:value-type="float" office:value="3110">
                <text:p>311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773">
                <text:p>3773</text:p>
              </table:table-cell>
              <table:table-cell office:value-type="float" office:value="3049">
                <text:p>3049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3773">
                <text:p>3773</text:p>
              </table:table-cell>
              <table:table-cell office:value-type="float" office:value="3408">
                <text:p>3408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773">
                <text:p>3773</text:p>
              </table:table-cell>
              <table:table-cell office:value-type="float" office:value="3390">
                <text:p>3390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773">
                <text:p>3773</text:p>
              </table:table-cell>
              <table:table-cell office:value-type="float" office:value="3384">
                <text:p>338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773">
                <text:p>3773</text:p>
              </table:table-cell>
              <table:table-cell office:value-type="float" office:value="3411">
                <text:p>3411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3773">
                <text:p>3773</text:p>
              </table:table-cell>
              <table:table-cell office:value-type="float" office:value="3774">
                <text:p>377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773">
                <text:p>3773</text:p>
              </table:table-cell>
              <table:table-cell office:value-type="float" office:value="3774">
                <text:p>3774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773">
                <text:p>3773</text:p>
              </table:table-cell>
              <table:table-cell office:value-type="float" office:value="3775">
                <text:p>3775</text:p>
              </table:table-cell>
              <table:table-cell office:value-type="float" office:value="3773">
                <text:p>3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